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3083in"/>
    </style:style>
    <style:style style:name="Table1.C" style:family="table-column">
      <style:table-column-properties style:column-width="2.3104in"/>
    </style:style>
    <style:style style:name="Table1.A1" style:family="table-cell">
      <style:table-cell-properties fo:padding="0in" fo:border="none" style:writing-mode="page"/>
    </style:style>
    <style:style style:name="P1" style:family="paragraph" style:parent-style-name="Standard">
      <style:text-properties officeooo:rsid="000856f1" officeooo:paragraph-rsid="000856f1"/>
    </style:style>
    <style:style style:name="P2" style:family="paragraph" style:parent-style-name="Standard">
      <style:text-properties officeooo:rsid="000856f1" officeooo:paragraph-rsid="0009c502"/>
    </style:style>
    <style:style style:name="P3" style:family="paragraph" style:parent-style-name="Standard">
      <style:text-properties officeooo:rsid="000856f1" officeooo:paragraph-rsid="0009fc5b"/>
    </style:style>
    <style:style style:name="P4" style:family="paragraph" style:parent-style-name="Standard">
      <style:text-properties officeooo:rsid="000a8569" officeooo:paragraph-rsid="000a8569"/>
    </style:style>
    <style:style style:name="P5" style:family="paragraph" style:parent-style-name="Standard">
      <style:text-properties officeooo:rsid="000bd171" officeooo:paragraph-rsid="000bd171"/>
    </style:style>
    <style:style style:name="P6" style:family="paragraph" style:parent-style-name="Standard">
      <style:text-properties officeooo:paragraph-rsid="000bd171"/>
    </style:style>
    <style:style style:name="P7" style:family="paragraph" style:parent-style-name="Standard">
      <style:text-properties officeooo:rsid="000c8b3e" officeooo:paragraph-rsid="000c8b3e"/>
    </style:style>
    <style:style style:name="P8" style:family="paragraph" style:parent-style-name="Standard">
      <style:text-properties officeooo:paragraph-rsid="000e8024"/>
    </style:style>
    <style:style style:name="P9" style:family="paragraph" style:parent-style-name="Standard">
      <style:text-properties officeooo:paragraph-rsid="000e9aa0"/>
    </style:style>
    <style:style style:name="P10" style:family="paragraph" style:parent-style-name="Standard">
      <style:text-properties style:font-name="Liberation Serif" fo:font-size="12pt" officeooo:rsid="000e9aa0" officeooo:paragraph-rsid="000e9aa0" style:font-size-asian="12pt" style:font-size-complex="12pt"/>
    </style:style>
    <style:style style:name="P11" style:family="paragraph" style:parent-style-name="Standard">
      <style:text-properties officeooo:paragraph-rsid="000f2daf"/>
    </style:style>
    <style:style style:name="P12" style:family="paragraph" style:parent-style-name="Standard">
      <style:text-properties officeooo:paragraph-rsid="001252e8"/>
    </style:style>
    <style:style style:name="P13" style:family="paragraph" style:parent-style-name="Standard">
      <style:text-properties officeooo:paragraph-rsid="00143b53"/>
    </style:style>
    <style:style style:name="P14" style:family="paragraph" style:parent-style-name="Standard">
      <style:text-properties officeooo:rsid="00143b53" officeooo:paragraph-rsid="00143b53"/>
    </style:style>
    <style:style style:name="P15" style:family="paragraph" style:parent-style-name="Standard">
      <style:text-properties officeooo:paragraph-rsid="0015a592"/>
    </style:style>
    <style:style style:name="P16" style:family="paragraph" style:parent-style-name="Standard">
      <style:text-properties officeooo:rsid="00171654" officeooo:paragraph-rsid="00171654"/>
    </style:style>
    <style:style style:name="P17" style:family="paragraph" style:parent-style-name="Standard">
      <style:text-properties officeooo:paragraph-rsid="00171654"/>
    </style:style>
    <style:style style:name="P18" style:family="paragraph" style:parent-style-name="Standard">
      <style:text-properties officeooo:rsid="00186cb0" officeooo:paragraph-rsid="00186cb0"/>
    </style:style>
    <style:style style:name="P19" style:family="paragraph" style:parent-style-name="Standard">
      <style:text-properties officeooo:paragraph-rsid="001966f7"/>
    </style:style>
    <style:style style:name="P20" style:family="paragraph" style:parent-style-name="Table_20_Contents">
      <style:paragraph-properties fo:text-align="center" style:justify-single-word="false"/>
      <style:text-properties officeooo:rsid="000e8024" officeooo:paragraph-rsid="000e8024"/>
    </style:style>
    <style:style style:name="P21" style:family="paragraph" style:parent-style-name="Text_20_body">
      <style:text-properties style:text-position="0% 100%" fo:font-weight="normal" officeooo:rsid="000c8b3e" officeooo:paragraph-rsid="000c8b3e" style:font-weight-asian="normal" style:font-weight-complex="normal"/>
    </style:style>
    <style:style style:name="P22" style:family="paragraph" style:parent-style-name="Text_20_body">
      <style:text-properties fo:color="#222222" loext:opacity="100%" style:text-position="0% 100%" fo:font-weight="normal" officeooo:rsid="000f2daf" officeooo:paragraph-rsid="000f2daf" style:font-weight-asian="normal" style:font-weight-complex="normal"/>
    </style:style>
    <style:style style:name="P23" style:family="paragraph" style:parent-style-name="Standard">
      <style:paragraph-properties fo:text-align="start" style:justify-single-word="false"/>
      <style:text-properties fo:font-weight="normal" style:font-weight-asian="normal" style:font-weight-complex="normal"/>
    </style:style>
    <style:style style:name="P24" style:family="paragraph" style:parent-style-name="Standard">
      <style:text-properties fo:font-weight="normal" officeooo:rsid="000856f1" style:font-weight-asian="normal" style:font-weight-complex="normal"/>
    </style:style>
    <style:style style:name="P25" style:family="paragraph" style:parent-style-name="Standard">
      <style:text-properties fo:font-weight="normal" officeooo:rsid="000856f1" officeooo:paragraph-rsid="000856f1" style:font-weight-asian="normal" style:font-weight-complex="normal"/>
    </style:style>
    <style:style style:name="P26" style:family="paragraph" style:parent-style-name="Standard">
      <style:text-properties style:text-position="0% 100%" fo:font-weight="normal" officeooo:rsid="0009c502" officeooo:paragraph-rsid="0009c502" style:font-weight-asian="normal" style:font-weight-complex="normal"/>
    </style:style>
    <style:style style:name="P27" style:family="paragraph" style:parent-style-name="Standard">
      <style:text-properties style:text-position="0% 100%" fo:font-weight="normal" officeooo:rsid="0009fc5b" officeooo:paragraph-rsid="0009fc5b" style:font-weight-asian="normal" style:font-weight-complex="normal"/>
    </style:style>
    <style:style style:name="P28" style:family="paragraph" style:parent-style-name="Standard">
      <style:text-properties style:text-position="0% 100%" fo:font-weight="normal" officeooo:rsid="000856f1" officeooo:paragraph-rsid="0009fc5b" style:font-weight-asian="normal" style:font-weight-complex="normal"/>
    </style:style>
    <style:style style:name="P29" style:family="paragraph" style:parent-style-name="Standard">
      <style:text-properties style:text-position="0% 100%" fo:font-weight="normal" officeooo:rsid="000a8569" officeooo:paragraph-rsid="000a8569" style:font-weight-asian="normal" style:font-weight-complex="normal"/>
    </style:style>
    <style:style style:name="P30" style:family="paragraph" style:parent-style-name="Standard">
      <style:text-properties style:text-position="0% 100%" fo:font-weight="normal" officeooo:rsid="000bd171" officeooo:paragraph-rsid="000a8569" style:font-weight-asian="normal" style:font-weight-complex="normal"/>
    </style:style>
    <style:style style:name="P31" style:family="paragraph" style:parent-style-name="Standard">
      <style:text-properties style:text-position="0% 100%" fo:font-weight="normal" officeooo:rsid="000bd171" officeooo:paragraph-rsid="000bd171" style:font-weight-asian="normal" style:font-weight-complex="normal"/>
    </style:style>
    <style:style style:name="P32" style:family="paragraph" style:parent-style-name="Standard">
      <style:text-properties style:text-position="0% 100%" fo:font-weight="normal" officeooo:rsid="000c2cbd" officeooo:paragraph-rsid="000bd171" style:font-weight-asian="normal" style:font-weight-complex="normal"/>
    </style:style>
    <style:style style:name="P33" style:family="paragraph" style:parent-style-name="Standard">
      <style:text-properties style:text-position="0% 100%" fo:font-weight="normal" officeooo:rsid="000c8b3e" officeooo:paragraph-rsid="000c8b3e" style:font-weight-asian="normal" style:font-weight-complex="normal"/>
    </style:style>
    <style:style style:name="P34" style:family="paragraph" style:parent-style-name="Standard">
      <style:text-properties style:text-position="0% 100%" fo:font-weight="normal" officeooo:rsid="000e8024" officeooo:paragraph-rsid="000c8b3e" style:font-weight-asian="normal" style:font-weight-complex="normal"/>
    </style:style>
    <style:style style:name="P35" style:family="paragraph" style:parent-style-name="Standard">
      <style:text-properties style:text-position="0% 100%" fo:font-weight="normal" officeooo:rsid="000e8024" officeooo:paragraph-rsid="000e8024" style:font-weight-asian="normal" style:font-weight-complex="normal"/>
    </style:style>
    <style:style style:name="P36" style:family="paragraph" style:parent-style-name="Standard">
      <style:text-properties style:text-position="0% 100%" fo:language="en" fo:country="US" fo:font-weight="normal" officeooo:rsid="000bd171" officeooo:paragraph-rsid="000bd171" style:font-weight-asian="normal" style:font-weight-complex="normal"/>
    </style:style>
    <style:style style:name="P37" style:family="paragraph" style:parent-style-name="Standard">
      <style:text-properties style:text-position="0% 100%" style:font-name="Liberation Serif" fo:font-size="12pt" fo:font-weight="normal" officeooo:rsid="000e9aa0" officeooo:paragraph-rsid="000e9aa0" style:font-size-asian="12pt" style:font-weight-asian="normal" style:font-size-complex="12pt" style:font-weight-complex="normal"/>
    </style:style>
    <style:style style:name="P38" style:family="paragraph" style:parent-style-name="Standard">
      <style:text-properties style:text-position="super 58%" fo:font-weight="normal" officeooo:rsid="000bd171" officeooo:paragraph-rsid="000bd171" style:font-weight-asian="normal" style:font-weight-complex="normal"/>
    </style:style>
    <style:style style:name="P39" style:family="paragraph" style:parent-style-name="Standard">
      <style:text-properties style:text-position="sub 58%" fo:font-weight="normal" officeooo:rsid="000e8024" officeooo:paragraph-rsid="000c8b3e" style:font-weight-asian="normal" style:font-weight-complex="normal"/>
    </style:style>
    <style:style style:name="P40" style:family="paragraph" style:parent-style-name="Standard">
      <style:text-properties fo:color="#222222" loext:opacity="100%" style:text-position="0% 100%" style:font-name="Liberation Serif" fo:font-size="12pt" fo:font-weight="normal" officeooo:rsid="000e9aa0" officeooo:paragraph-rsid="000e9aa0" style:font-size-asian="12pt" style:font-weight-asian="normal" style:font-size-complex="12pt" style:font-weight-complex="normal"/>
    </style:style>
    <style:style style:name="P41" style:family="paragraph" style:parent-style-name="Standard">
      <style:text-properties fo:color="#222222" loext:opacity="100%" style:text-position="0% 100%" fo:font-weight="normal" officeooo:rsid="000e9aa0" officeooo:paragraph-rsid="000e9aa0" style:font-weight-asian="normal" style:font-weight-complex="normal"/>
    </style:style>
    <style:style style:name="P42" style:family="paragraph" style:parent-style-name="Standard">
      <style:text-properties fo:color="#222222" loext:opacity="100%" style:text-position="0% 100%" fo:font-weight="normal" officeooo:rsid="000f2daf" officeooo:paragraph-rsid="000e9aa0" style:font-weight-asian="normal" style:font-weight-complex="normal"/>
    </style:style>
    <style:style style:name="P43" style:family="paragraph" style:parent-style-name="Standard">
      <style:text-properties fo:color="#222222" loext:opacity="100%" style:text-position="0% 100%" fo:font-weight="normal" officeooo:rsid="000f2daf" officeooo:paragraph-rsid="000f2daf" style:font-weight-asian="normal" style:font-weight-complex="normal"/>
    </style:style>
    <style:style style:name="P44" style:family="paragraph" style:parent-style-name="Standard">
      <style:text-properties fo:color="#222222" loext:opacity="100%" style:text-position="0% 100%" fo:font-weight="normal" officeooo:rsid="001252e8" officeooo:paragraph-rsid="000f2daf" style:font-weight-asian="normal" style:font-weight-complex="normal"/>
    </style:style>
    <style:style style:name="P45" style:family="paragraph" style:parent-style-name="Standard">
      <style:text-properties fo:color="#222222" loext:opacity="100%" style:text-position="0% 100%" fo:font-weight="normal" officeooo:rsid="001252e8" officeooo:paragraph-rsid="001252e8" style:font-weight-asian="normal" style:font-weight-complex="normal"/>
    </style:style>
    <style:style style:name="P46" style:family="paragraph" style:parent-style-name="Standard">
      <style:text-properties fo:color="#222222" loext:opacity="100%" style:text-position="0% 100%" fo:font-weight="normal" officeooo:rsid="00143b53" officeooo:paragraph-rsid="00143b53" style:font-weight-asian="normal" style:font-weight-complex="normal"/>
    </style:style>
    <style:style style:name="P47" style:family="paragraph" style:parent-style-name="Standard">
      <style:text-properties fo:color="#222222" loext:opacity="100%" style:text-position="0% 100%" fo:font-weight="normal" officeooo:rsid="0015a592" officeooo:paragraph-rsid="00143b53" style:font-weight-asian="normal" style:font-weight-complex="normal"/>
    </style:style>
    <style:style style:name="P48" style:family="paragraph" style:parent-style-name="Standard">
      <style:text-properties fo:color="#222222" loext:opacity="100%" style:text-position="0% 100%" fo:font-weight="normal" officeooo:rsid="0015a592" officeooo:paragraph-rsid="0015a592" style:font-weight-asian="normal" style:font-weight-complex="normal"/>
    </style:style>
    <style:style style:name="P49" style:family="paragraph" style:parent-style-name="Standard">
      <style:text-properties fo:color="#222222" loext:opacity="100%" style:text-position="0% 100%" fo:font-weight="normal" officeooo:rsid="00171654" officeooo:paragraph-rsid="00171654" style:font-weight-asian="normal" style:font-weight-complex="normal"/>
    </style:style>
    <style:style style:name="P50" style:family="paragraph" style:parent-style-name="Standard">
      <style:text-properties fo:color="#222222" loext:opacity="100%" style:text-position="0% 100%" fo:font-weight="normal" officeooo:rsid="00186cb0" officeooo:paragraph-rsid="00186cb0" style:font-weight-asian="normal" style:font-weight-complex="normal"/>
    </style:style>
    <style:style style:name="P51" style:family="paragraph" style:parent-style-name="Standard">
      <style:text-properties fo:color="#222222" loext:opacity="100%" style:text-position="0% 100%" fo:font-weight="normal" officeooo:rsid="001966f7" officeooo:paragraph-rsid="001966f7" style:font-weight-asian="normal" style:font-weight-complex="normal"/>
    </style:style>
    <style:style style:name="P52" style:family="paragraph" style:parent-style-name="Standard">
      <style:text-properties fo:color="#222222" loext:opacity="100%" style:text-position="0% 100%" fo:font-weight="normal" officeooo:rsid="00199463" officeooo:paragraph-rsid="00199463" style:font-weight-asian="normal" style:font-weight-complex="normal"/>
    </style:style>
    <style:style style:name="P53" style:family="paragraph" style:parent-style-name="Standard">
      <style:text-properties officeooo:paragraph-rsid="001e4657"/>
    </style:style>
    <style:style style:name="P54" style:family="paragraph" style:parent-style-name="Standard">
      <style:text-properties officeooo:rsid="000e9aa0" officeooo:paragraph-rsid="000e9aa0"/>
    </style:style>
    <style:style style:name="P55" style:family="paragraph" style:parent-style-name="Standard">
      <style:text-properties officeooo:rsid="000bd171" officeooo:paragraph-rsid="000bd171"/>
    </style:style>
    <style:style style:name="P56" style:family="paragraph" style:parent-style-name="Table_20_Contents">
      <style:paragraph-properties fo:text-align="center" style:justify-single-word="false"/>
      <style:text-properties officeooo:rsid="001d70b7" officeooo:paragraph-rsid="001d70b7"/>
    </style:style>
    <style:style style:name="P57" style:family="paragraph" style:parent-style-name="Table_20_Contents">
      <style:paragraph-properties fo:text-align="center" style:justify-single-word="false"/>
      <style:text-properties officeooo:rsid="000e8024" officeooo:paragraph-rsid="000e8024"/>
    </style:style>
    <style:style style:name="T1" style:family="text">
      <style:text-properties fo:font-weight="normal" style:font-weight-asian="normal" style:font-weight-complex="normal"/>
    </style:style>
    <style:style style:name="T2" style:family="text">
      <style:text-properties fo:font-weight="normal" officeooo:rsid="000856f1" style:font-weight-asian="normal" style:font-weight-complex="normal"/>
    </style:style>
    <style:style style:name="T3" style:family="text">
      <style:text-properties fo:font-weight="normal" officeooo:rsid="0009c502" style:font-weight-asian="normal" style:font-weight-complex="normal"/>
    </style:style>
    <style:style style:name="T4" style:family="text">
      <style:text-properties fo:font-weight="normal" officeooo:rsid="000bd171" style:font-weight-asian="normal" style:font-weight-complex="normal"/>
    </style:style>
    <style:style style:name="T5" style:family="text">
      <style:text-properties style:text-position="33% 80%" fo:font-weight="normal" style:font-weight-asian="normal" style:font-weight-complex="normal"/>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style:text-position="sub 58%" fo:font-weight="normal" officeooo:rsid="0009c502" style:font-weight-asian="normal" style:font-weight-complex="normal"/>
    </style:style>
    <style:style style:name="T9" style:family="text">
      <style:text-properties style:text-position="sub 58%" fo:font-weight="normal" officeooo:rsid="0009fc5b" style:font-weight-asian="normal" style:font-weight-complex="normal"/>
    </style:style>
    <style:style style:name="T10" style:family="text">
      <style:text-properties style:text-position="sub 58%" fo:font-weight="normal" officeooo:rsid="000e8024" style:font-weight-asian="normal" style:font-weight-complex="normal"/>
    </style:style>
    <style:style style:name="T11" style:family="text">
      <style:text-properties style:text-position="sub 58%" fo:font-weight="normal" officeooo:rsid="001b330d" style:font-weight-asian="normal" style:font-weight-complex="normal"/>
    </style:style>
    <style:style style:name="T12" style:family="text">
      <style:text-properties style:text-position="sub 58%" officeooo:rsid="001ffd59"/>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09c502" style:font-weight-asian="normal" style:font-weight-complex="normal"/>
    </style:style>
    <style:style style:name="T15" style:family="text">
      <style:text-properties style:text-position="0% 100%" fo:font-weight="normal" officeooo:rsid="0009fc5b" style:font-weight-asian="normal" style:font-weight-complex="normal"/>
    </style:style>
    <style:style style:name="T16" style:family="text">
      <style:text-properties style:text-position="0% 100%" fo:font-weight="normal" officeooo:rsid="000bd171" style:font-weight-asian="normal" style:font-weight-complex="normal"/>
    </style:style>
    <style:style style:name="T17" style:family="text">
      <style:text-properties style:text-position="0% 100%" fo:font-weight="normal" officeooo:rsid="000c2cbd" style:font-weight-asian="normal" style:font-weight-complex="normal"/>
    </style:style>
    <style:style style:name="T18" style:family="text">
      <style:text-properties style:text-position="0% 100%" fo:font-weight="normal" officeooo:rsid="000e8024" style:font-weight-asian="normal" style:font-weight-complex="normal"/>
    </style:style>
    <style:style style:name="T19" style:family="text">
      <style:text-properties style:text-position="0% 100%" fo:font-weight="normal" officeooo:rsid="000c8b3e" style:font-weight-asian="normal" style:font-weight-complex="normal"/>
    </style:style>
    <style:style style:name="T20" style:family="text">
      <style:text-properties style:text-position="0% 100%" fo:font-weight="normal" officeooo:rsid="001b330d" style:font-weight-asian="normal" style:font-weight-complex="normal"/>
    </style:style>
    <style:style style:name="T21" style:family="text">
      <style:text-properties style:text-position="0% 100%" fo:font-weight="normal" officeooo:rsid="001c2c64" style:font-weight-asian="normal" style:font-weight-complex="normal"/>
    </style:style>
    <style:style style:name="T22" style:family="text">
      <style:text-properties style:text-position="0% 100%" fo:font-weight="normal" officeooo:rsid="001ce893" style:font-weight-asian="normal" style:font-weight-complex="normal"/>
    </style:style>
    <style:style style:name="T23" style:family="text">
      <style:text-properties style:text-position="0% 100%" fo:font-weight="normal" officeooo:rsid="001e4657" style:font-weight-asian="normal" style:font-weight-complex="normal"/>
    </style:style>
    <style:style style:name="T24" style:family="text">
      <style:text-properties style:text-position="0% 100%" fo:font-weight="normal" officeooo:rsid="0023adc6" style:font-weight-asian="normal" style:font-weight-complex="normal"/>
    </style:style>
    <style:style style:name="T25" style:family="text">
      <style:text-properties style:text-position="0% 100%" fo:font-weight="normal" officeooo:rsid="0027a04a" style:font-weight-asian="normal" style:font-weight-complex="normal"/>
    </style:style>
    <style:style style:name="T26" style:family="text">
      <style:text-properties style:text-position="0% 100%" fo:language="en" fo:country="US" fo:font-weight="normal" officeooo:rsid="000bd171" style:font-weight-asian="normal" style:font-weight-complex="normal"/>
    </style:style>
    <style:style style:name="T27" style:family="text">
      <style:text-properties style:text-position="0% 100%" style:font-name="Liberation Serif" fo:font-size="12pt" fo:font-weight="normal" style:font-size-asian="12pt" style:font-weight-asian="normal" style:font-size-complex="12pt" style:font-weight-complex="normal"/>
    </style:style>
    <style:style style:name="T28" style:family="text">
      <style:text-properties style:text-position="0% 100%" style:font-name="Liberation Serif" fo:font-size="12pt" fo:font-weight="normal" officeooo:rsid="000e8024" style:font-size-asian="12pt" style:font-weight-asian="normal" style:font-size-complex="12pt" style:font-weight-complex="normal"/>
    </style:style>
    <style:style style:name="T29" style:family="text">
      <style:text-properties style:text-position="super 58%"/>
    </style:style>
    <style:style style:name="T30" style:family="text">
      <style:text-properties style:text-position="super 58%" fo:font-weight="normal" style:font-weight-asian="normal" style:font-weight-complex="normal"/>
    </style:style>
    <style:style style:name="T31" style:family="text">
      <style:text-properties style:text-position="super 58%" fo:font-weight="normal" officeooo:rsid="0009fc5b" style:font-weight-asian="normal" style:font-weight-complex="normal"/>
    </style:style>
    <style:style style:name="T32" style:family="text">
      <style:text-properties style:text-position="super 58%" fo:font-weight="normal" officeooo:rsid="000e8024" style:font-weight-asian="normal" style:font-weight-complex="normal"/>
    </style:style>
    <style:style style:name="T33" style:family="text">
      <style:text-properties style:text-position="super 58%" fo:font-weight="normal" officeooo:rsid="001b330d" style:font-weight-asian="normal" style:font-weight-complex="normal"/>
    </style:style>
    <style:style style:name="T34" style:family="text">
      <style:text-properties style:text-position="super 58%" fo:language="en" fo:country="US" fo:font-weight="normal" officeooo:rsid="000bd171" style:font-weight-asian="normal" style:font-weight-complex="normal"/>
    </style:style>
    <style:style style:name="T35" style:family="text">
      <style:text-properties style:text-position="-8% 80%" fo:font-weight="normal" style:font-weight-asian="normal" style:font-weight-complex="normal"/>
    </style:style>
    <style:style style:name="T36" style:family="text">
      <style:text-properties style:text-position="-8% 80%" fo:font-weight="normal" officeooo:rsid="000e8024" style:font-weight-asian="normal" style:font-weight-complex="normal"/>
    </style:style>
    <style:style style:name="T37" style:family="text">
      <style:text-properties fo:color="#222222" loext:opacity="100%" style:text-position="0% 100%" fo:font-weight="normal" style:font-weight-asian="normal" style:font-weight-complex="normal"/>
    </style:style>
    <style:style style:name="T38" style:family="text">
      <style:text-properties fo:color="#222222" loext:opacity="100%" style:text-position="0% 100%" fo:font-weight="normal" officeooo:rsid="000e9aa0" style:font-weight-asian="normal" style:font-weight-complex="normal"/>
    </style:style>
    <style:style style:name="T39" style:family="text">
      <style:text-properties fo:color="#222222" loext:opacity="100%" style:text-position="0% 100%" fo:font-weight="normal" officeooo:rsid="000f2daf" style:font-weight-asian="normal" style:font-weight-complex="normal"/>
    </style:style>
    <style:style style:name="T40" style:family="text">
      <style:text-properties fo:color="#222222" loext:opacity="100%" style:text-position="0% 100%" fo:font-weight="normal" officeooo:rsid="0010c314" style:font-weight-asian="normal" style:font-weight-complex="normal"/>
    </style:style>
    <style:style style:name="T41" style:family="text">
      <style:text-properties fo:color="#222222" loext:opacity="100%" style:text-position="0% 100%" fo:font-weight="normal" officeooo:rsid="001252e8" style:font-weight-asian="normal" style:font-weight-complex="normal"/>
    </style:style>
    <style:style style:name="T42" style:family="text">
      <style:text-properties fo:color="#222222" loext:opacity="100%" style:text-position="0% 100%" fo:font-weight="normal" officeooo:rsid="00143b53" style:font-weight-asian="normal" style:font-weight-complex="normal"/>
    </style:style>
    <style:style style:name="T43" style:family="text">
      <style:text-properties fo:color="#222222" loext:opacity="100%" style:text-position="0% 100%" fo:font-weight="normal" officeooo:rsid="0015a592" style:font-weight-asian="normal" style:font-weight-complex="normal"/>
    </style:style>
    <style:style style:name="T44" style:family="text">
      <style:text-properties fo:color="#222222" loext:opacity="100%" style:text-position="0% 100%" fo:font-weight="normal" officeooo:rsid="00171654" style:font-weight-asian="normal" style:font-weight-complex="normal"/>
    </style:style>
    <style:style style:name="T45" style:family="text">
      <style:text-properties fo:color="#222222" loext:opacity="100%" style:text-position="0% 100%" fo:font-weight="normal" officeooo:rsid="001966f7" style:font-weight-asian="normal" style:font-weight-complex="normal"/>
    </style:style>
    <style:style style:name="T46" style:family="text">
      <style:text-properties fo:color="#222222" loext:opacity="100%" style:text-position="0% 100%" style:font-name="Liberation Serif" fo:font-size="12pt" fo:font-weight="normal" officeooo:rsid="000e9aa0" style:font-size-asian="12pt" style:font-weight-asian="normal" style:font-size-complex="12pt" style:font-weight-complex="normal"/>
    </style:style>
    <style:style style:name="T47" style:family="text">
      <style:text-properties fo:color="#222222" loext:opacity="100%" style:text-position="super 58%" fo:font-weight="normal" style:font-weight-asian="normal" style:font-weight-complex="normal"/>
    </style:style>
    <style:style style:name="T48" style:family="text">
      <style:text-properties fo:color="#222222" loext:opacity="100%" style:text-position="super 58%" fo:font-weight="normal" officeooo:rsid="000e9aa0" style:font-weight-asian="normal" style:font-weight-complex="normal"/>
    </style:style>
    <style:style style:name="T49" style:family="text">
      <style:text-properties fo:color="#222222" loext:opacity="100%" style:text-position="super 58%" fo:font-weight="normal" officeooo:rsid="00143b53" style:font-weight-asian="normal" style:font-weight-complex="normal"/>
    </style:style>
    <style:style style:name="T50" style:family="text">
      <style:text-properties officeooo:rsid="001d70b7"/>
    </style:style>
    <style:style style:name="T51" style:family="text">
      <style:text-properties officeooo:rsid="001e4657"/>
    </style:style>
    <style:style style:name="T52" style:family="text">
      <style:text-properties officeooo:rsid="0025d8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ing Kong</text:p>
      <text:p text:style-name="P23">Extended CS Bridge-Winter 2021</text:p>
      <text:p text:style-name="Standard"><text:span text:style-name="T1">Homework </text:span><text:span text:style-name="T2">7</text:span></text:p>
      <text:p text:style-name="P24"/>
      <text:p text:style-name="P25">Question 3:</text:p>
      <text:p text:style-name="P25"/>
      <text:p text:style-name="P1"><text:span text:style-name="T1">a</text:span><text:span text:style-name="T4">) </text:span><text:span text:style-name="T1">Exercise 8.2.2 section b:</text:span></text:p>
      <text:p text:style-name="P1"><text:span text:style-name="T1"><text:s/>f(n) = n</text:span><text:span text:style-name="T5">3</text:span><text:span text:style-name="T1"> + 3n</text:span><text:span text:style-name="T5">2</text:span><text:span text:style-name="T1"> + 4. Prove that f = Θ(n</text:span><text:span text:style-name="T5">3</text:span><text:span text:style-name="T1">). </text:span></text:p>
      <text:p text:style-name="P25"/>
      <text:p text:style-name="P1"><text:span text:style-name="T1"><text:s/>f = O(n</text:span><text:span text:style-name="T5">3</text:span><text:span text:style-name="T1">),</text:span></text:p>
      <text:p text:style-name="P25">Proof: </text:p>
      <text:p text:style-name="P2"><text:span text:style-name="T1"><text:tab/></text:span><text:span text:style-name="T3">We can say that f(n) = <text:s/></text:span><text:span text:style-name="T1">Θ</text:span><text:span text:style-name="T3">(g(n)) if there exist positive real constants c</text:span><text:span text:style-name="T8">1</text:span><text:span text:style-name="T14">, c</text:span><text:span text:style-name="T8">2</text:span><text:span text:style-name="T14"> and a positive integer constant n</text:span><text:span text:style-name="T8">0</text:span><text:span text:style-name="T14"> such that c</text:span><text:span text:style-name="T8">2</text:span><text:span text:style-name="T14">g(n) &lt;= f(n) &lt;= c</text:span><text:span text:style-name="T8">1</text:span><text:span text:style-name="T14">g(n) for all n &gt;= n</text:span><text:span text:style-name="T8">0</text:span><text:span text:style-name="T14">.</text:span></text:p>
      <text:p text:style-name="P26"/>
      <text:p text:style-name="P2"><text:span text:style-name="T14"><text:tab/>We know that </text:span><text:span text:style-name="T13">n</text:span><text:span text:style-name="T5">3</text:span><text:span text:style-name="T13"> </text:span><text:span text:style-name="T14">&lt;= </text:span><text:span text:style-name="T13">n</text:span><text:span text:style-name="T5">3</text:span><text:span text:style-name="T13"> + 3n</text:span><text:span text:style-name="T5">2</text:span><text:span text:style-name="T13"> + 4 </text:span><text:span text:style-name="T14">for n &gt;= 0</text:span></text:p>
      <text:p text:style-name="P3"><text:span text:style-name="T14"><text:tab/></text:span><text:span text:style-name="T15">We also know that 5n</text:span><text:span text:style-name="T31">3</text:span><text:span text:style-name="T15"> &gt;= <text:s/></text:span><text:span text:style-name="T13">n</text:span><text:span text:style-name="T5">3</text:span><text:span text:style-name="T13"> + 3n</text:span><text:span text:style-name="T5">2</text:span><text:span text:style-name="T13"> + 4 </text:span><text:span text:style-name="T15">for n &gt;= 2</text:span></text:p>
      <text:p text:style-name="P27"/>
      <text:p text:style-name="P3"><text:span text:style-name="T15"><text:tab/>If we pick c</text:span><text:span text:style-name="T9">1</text:span><text:span text:style-name="T15"> = 5, c</text:span><text:span text:style-name="T9">2</text:span><text:span text:style-name="T15">= 1, and n</text:span><text:span text:style-name="T9">0</text:span><text:span text:style-name="T15">=2 </text:span></text:p>
      <text:p text:style-name="P27"><text:tab/>It shows that:</text:p>
      <text:p text:style-name="P3"><text:span text:style-name="T15"><text:tab/><text:tab/>(1)n</text:span><text:span text:style-name="T31">3 </text:span><text:span text:style-name="T15">&lt;= <text:s/></text:span><text:span text:style-name="T13">n</text:span><text:span text:style-name="T5">3</text:span><text:span text:style-name="T13"> + 3n</text:span><text:span text:style-name="T5">2</text:span><text:span text:style-name="T13"> + 4 &lt;</text:span><text:span text:style-name="T15">= (5)n</text:span><text:span text:style-name="T31">3</text:span><text:span text:style-name="T15"> is true.</text:span></text:p>
      <text:p text:style-name="P27"/>
      <text:p text:style-name="P3"><text:span text:style-name="T15"><text:tab/>Therefore </text:span><text:span text:style-name="T13"><text:s/>f = Θ(n</text:span><text:span text:style-name="T5">3</text:span><text:span text:style-name="T13">)</text:span></text:p>
      <text:p text:style-name="P28"/>
      <text:p text:style-name="P28"/>
      <text:p text:style-name="P4"><text:span text:style-name="T13">b</text:span><text:span text:style-name="T16">)</text:span><text:span text:style-name="T13"> Exercise 8.3.5, sections a-e</text:span></text:p>
      <text:p text:style-name="P29"/>
      <text:p text:style-name="P29">Section a:</text:p>
      <text:p text:style-name="P4"><text:span text:style-name="T13"><text:tab/>The algorithm will cause the sequence of numbers to have all numbers less than ‘p’ </text:span><text:span text:style-name="T16">to</text:span><text:span text:style-name="T13"> the left of ‘</text:span><text:span text:style-name="T16">p’ in</text:span><text:span text:style-name="T13"> the sequence and all numbers greater than or equal to ‘p’ on the right side of the sequence.</text:span></text:p>
      <text:p text:style-name="P29"/>
      <text:p text:style-name="P29">Section b:</text:p>
      <text:p text:style-name="P4"><text:span text:style-name="T13"><text:tab/>The number of times the lines are executed depends on the length of the sequence. ‘</text:span><text:span text:style-name="T16">i’ and ‘j’ </text:span><text:span text:style-name="T13"><text:s/>will eventually </text:span><text:span text:style-name="T16">meet and the sum of </text:span><text:span text:style-name="T24">the count of </text:span><text:span text:style-name="T16">both executions will be n - </text:span><text:span text:style-name="T24">1</text:span><text:span text:style-name="T16">.</text:span></text:p>
      <text:p text:style-name="P30"/>
      <text:p text:style-name="P31">Section c:</text:p>
      <text:p text:style-name="P31"><text:tab/>The number of times the swap operation is executed depends on the actual numbers in the sequence. The minimum number of times a swap operation is executed is zero; if all number less than ‘p’ is to the left of p, and all numbers greater than or equal to ‘p’ on the right side of the sequence. The maximum number of swaps <text:span text:style-name="T52">(n/2)</text:span> will occur if the numbers in the sequence greater than p on the left side of the sequence and the numbers less than p on the right side of the sequence.</text:p>
      <text:p text:style-name="P31"/>
      <text:p text:style-name="P31">Section d:</text:p>
      <text:p text:style-name="P6"><text:span text:style-name="T16"><text:tab/></text:span><text:span text:style-name="T13">Ω</text:span><text:span text:style-name="T16">(n), since it will still need to iterate </text:span><text:span text:style-name="T25">at least n-1 through the sequence.</text:span></text:p>
      <text:p text:style-name="P31"/>
      <text:p text:style-name="P31">Section e:</text:p>
      <text:p text:style-name="P5"><text:span text:style-name="T13"><text:tab/>O(n), </text:span><text:span text:style-name="T25">the entire algorithm will iterate through the sequence n-1 times.</text:span></text:p>
      <text:p text:style-name="P5"><text:span text:style-name="T25"/></text:p>
      <text:p text:style-name="P5"><text:span text:style-name="T25"/></text:p>
      <text:p text:style-name="P31"><text:soft-page-break/>Question 4:</text:p>
      <text:p text:style-name="P31"/>
      <text:p text:style-name="P31">a) Exercise 5.1.1, sections b, c</text:p>
      <text:p text:style-name="P31"/>
      <text:p text:style-name="P6"><text:span text:style-name="T16">Section b: </text:span><text:span text:style-name="T13">Strings of length 7, 8, or 9. Characters can be special characters, digits, or letters. </text:span></text:p>
      <text:p text:style-name="P31"/>
      <text:p text:style-name="P31"><text:tab/>Number of choices per character = |Digits| + |Letters| + |Special characters| </text:p>
      <text:p text:style-name="P31"><text:tab/><text:tab/><text:tab/><text:tab/><text:tab/> <text:s text:c="5"/>= 10 + 26 + 4</text:p>
      <text:p text:style-name="P31"><text:tab/><text:tab/><text:tab/><text:tab/><text:tab/> <text:s text:c="5"/>= 40</text:p>
      <text:p text:style-name="P31"><text:tab/> </text:p>
      <text:p text:style-name="P31"><text:tab/>Strings of length 7, 8, or 9. Characters can be special characters, digits, or letters </text:p>
      <text:p text:style-name="P5"><text:span text:style-name="T13"><text:tab/>= 7</text:span><text:span text:style-name="T30">40</text:span><text:span text:style-name="T13">+8</text:span><text:span text:style-name="T30">40</text:span><text:span text:style-name="T13">+9</text:span><text:span text:style-name="T30">40</text:span></text:p>
      <text:p text:style-name="P38"/>
      <text:p text:style-name="P38"/>
      <text:p text:style-name="P31">Section c:</text:p>
      <text:p text:style-name="P31"><text:tab/>Strings of length 7, 8, or 9. Characters can be special characters, digits, or letters. The first character cannot be a letter. </text:p>
      <text:p text:style-name="P31"/>
      <text:p text:style-name="P6"><text:span text:style-name="T16"><text:tab/>If the first character cannot be a letter, then the c</text:span><text:span text:style-name="T26">ardinality is |Digits| + |Special Characters| = 14</text:span></text:p>
      <text:p text:style-name="P36"/>
      <text:p text:style-name="P36"><text:tab/>Strings of length 7, 8, or 9. Characters can be special characters, digits, or letters. The first character cannot be a letter. </text:p>
      <text:p text:style-name="P6"><text:span text:style-name="T26"><text:tab/>= 14*(6</text:span><text:span text:style-name="T34">40</text:span><text:span text:style-name="T26">+7</text:span><text:span text:style-name="T34">40</text:span><text:span text:style-name="T26">+8</text:span><text:span text:style-name="T34">40</text:span><text:span text:style-name="T26">)</text:span></text:p>
      <text:p text:style-name="P36"/>
      <text:p text:style-name="P31"><text:s/></text:p>
      <text:p text:style-name="P31">b) Exercise 5.3.2 section a:</text:p>
      <text:p text:style-name="P31">How many strings are there over the set {a, b, c} that have length 10 in which no two consecutive characters are the same? For example, the string "abcbcbabcb" would count and the strings "abbbcbabcb" and "aacbcbabcb" would not count.</text:p>
      <text:p text:style-name="P31"><text:tab/></text:p>
      <text:p text:style-name="P31"><text:tab/>The first character will have 3 possible choices, and every subsequent character will only have 2 choices since there can be no 2 consecutive characters. </text:p>
      <text:p text:style-name="P31"/>
      <text:p text:style-name="P5"><text:span text:style-name="T13"><text:tab/>= 3*(2</text:span><text:span text:style-name="T30">9</text:span><text:span text:style-name="T13">) </text:span><text:span text:style-name="T17">= 1536</text:span></text:p>
      <text:p text:style-name="P32"/>
      <text:p text:style-name="P32"/>
      <text:p text:style-name="P7"><text:span text:style-name="T17">c</text:span><text:span text:style-name="T13">) Exercise 5.3.3 sections b, c</text:span></text:p>
      <text:p text:style-name="P33"/>
      <text:p text:style-name="P33">Section b:</text:p>
      <text:p text:style-name="P21">How many license plate numbers are possible if no digit appears more than once?</text:p>
      <text:p text:style-name="P7"><text:span text:style-name="T13"><text:tab/>= 10 * 9 * 8 * 26</text:span><text:span text:style-name="T30">4</text:span><text:span text:style-name="T13"> = 329,022,720</text:span></text:p>
      <text:p text:style-name="P33"/>
      <text:p text:style-name="P33">Section c:</text:p>
      <text:p text:style-name="P33">How many license plate numbers are possible if no digit or letter appears more than once? </text:p>
      <text:p text:style-name="P33"><text:tab/> = 10 * 9 * 8 * 26 * 25 * 24 * 23 = 258336000</text:p>
      <text:p text:style-name="P33"/>
      <text:p text:style-name="P33"/>
      <text:p text:style-name="P33"/>
      <text:p text:style-name="P33"><text:soft-page-break/>d) Exercise 5.2.3, sections a, b</text:p>
      <text:p text:style-name="P33"/>
      <text:p text:style-name="P33">Section a:</text:p>
      <text:p text:style-name="P53"><text:span text:style-name="T19"><text:tab/></text:span><text:span text:style-name="T20">f: B</text:span><text:span text:style-name="T33">9</text:span><text:span text:style-name="T20"> → E</text:span><text:span text:style-name="T11">10</text:span><text:span text:style-name="T20">, </text:span></text:p>
      <text:p text:style-name="P53"><text:span text:style-name="T20"><text:tab/><text:tab/></text:span><text:span text:style-name="T21">f(x) = </text:span><text:span text:style-name="T22">x</text:span><text:span text:style-name="T23">0 if x </text:span>∈ <text:span text:style-name="T51">E</text:span><text:span text:style-name="T12">9</text:span></text:p>
      <text:p text:style-name="P33"><text:tab/><text:tab/> <text:s text:c="6"/><text:span text:style-name="T51">= x1, otherwise</text:span><text:tab/></text:p>
      <text:p text:style-name="P33"/>
      <text:p text:style-name="P7"><text:span text:style-name="T13"><text:tab/>|B</text:span><text:span text:style-name="T30">9</text:span><text:span text:style-name="T13">| = 512, since |B| = 2, and 2</text:span><text:span text:style-name="T30">9</text:span><text:span text:style-name="T13"> = 512.</text:span></text:p>
      <text:p text:style-name="P33"/>
      <text:p text:style-name="P7"><text:span text:style-name="T13"><text:tab/>There are 1024 possible sequences for a 10 bit string of 0s and 1s. Since they are all either even 1s or odd 1s, there are 512 possible ‘E</text:span><text:span text:style-name="T7">10</text:span><text:span text:style-name="T13">’ values. The function is a bijection because is has a well defined inverse. </text:span><text:span text:style-name="T18">It is one to one as well as onto. All B</text:span><text:span text:style-name="T32">9</text:span><text:span text:style-name="T18"> values will map to a E</text:span><text:span text:style-name="T10">10</text:span><text:span text:style-name="T18"> value, and different elements in B</text:span><text:span text:style-name="T32">9</text:span><text:span text:style-name="T18"> will map to a different element in E</text:span><text:span text:style-name="T10">10</text:span></text:p>
      <text:p text:style-name="P39"/>
      <text:p text:style-name="P7"><text:span text:style-name="T10"><text:tab/></text:span><text:span text:style-name="T18">Ex:</text:span></text:p>
      <table:table table:name="Table1" table:style-name="Table1">
        <table:table-column table:style-name="Table1.A" table:number-columns-repeated="2"/>
        <table:table-column table:style-name="Table1.C"/>
        <table:table-row table:style-name="TableLine1737435727920">
          <table:table-cell table:style-name="Table1.A1" office:value-type="string">
            <text:p text:style-name="P20">Index</text:p>
          </table:table-cell>
          <table:table-cell table:style-name="Table1.A1" office:value-type="string">
            <text:p text:style-name="P20">B<text:span text:style-name="T29">9</text:span></text:p>
          </table:table-cell>
          <table:table-cell table:style-name="Table1.A1" office:value-type="string">
            <text:p text:style-name="P20">E<text:span text:style-name="T6">10</text:span></text:p>
          </table:table-cell>
        </table:table-row>
        <table:table-row table:style-name="TableLine1737435731184">
          <table:table-cell table:style-name="Table1.A1" office:value-type="string">
            <text:p text:style-name="P20">0</text:p>
          </table:table-cell>
          <table:table-cell table:style-name="Table1.A1" office:value-type="string">
            <text:p text:style-name="P20">000000000</text:p>
          </table:table-cell>
          <table:table-cell table:style-name="Table1.A1" office:value-type="string">
            <text:p text:style-name="P20">000000000<text:span text:style-name="T50">0</text:span></text:p>
          </table:table-cell>
        </table:table-row>
        <table:table-row table:style-name="TableLine1737435726288">
          <table:table-cell table:style-name="Table1.A1" office:value-type="string">
            <text:p text:style-name="P20">1</text:p>
          </table:table-cell>
          <table:table-cell table:style-name="Table1.A1" office:value-type="string">
            <text:p text:style-name="P20">000000001</text:p>
          </table:table-cell>
          <table:table-cell table:style-name="Table1.A1" office:value-type="string">
            <text:p text:style-name="P20"><text:span text:style-name="T50">0</text:span>000000011</text:p>
          </table:table-cell>
        </table:table-row>
        <table:table-row table:style-name="TableLine1737435732544">
          <table:table-cell table:style-name="Table1.A1" office:value-type="string">
            <text:p text:style-name="P20">2</text:p>
          </table:table-cell>
          <table:table-cell table:style-name="Table1.A1" office:value-type="string">
            <text:p text:style-name="P20">000000010</text:p>
          </table:table-cell>
          <table:table-cell table:style-name="Table1.A1" office:value-type="string">
            <text:p text:style-name="P20"><text:span text:style-name="T50">0</text:span>000000101</text:p>
          </table:table-cell>
        </table:table-row>
        <table:table-row table:style-name="TableLine1737435733088">
          <table:table-cell table:style-name="Table1.A1" office:value-type="string">
            <text:p text:style-name="P56">3</text:p>
          </table:table-cell>
          <table:table-cell table:style-name="Table1.A1" office:value-type="string">
            <text:p text:style-name="P56">000000011</text:p>
          </table:table-cell>
          <table:table-cell table:style-name="Table1.A1" office:value-type="string">
            <text:p text:style-name="P56">0000000110</text:p>
          </table:table-cell>
        </table:table-row>
        <table:table-row table:style-name="TableLine1737435733632">
          <table:table-cell table:style-name="Table1.A1" office:value-type="string">
            <text:p text:style-name="P56">4</text:p>
          </table:table-cell>
          <table:table-cell table:style-name="Table1.A1" office:value-type="string">
            <text:p text:style-name="P56">000000100</text:p>
          </table:table-cell>
          <table:table-cell table:style-name="Table1.A1" office:value-type="string">
            <text:p text:style-name="P56">0000001001</text:p>
          </table:table-cell>
        </table:table-row>
        <table:table-row table:style-name="TableLine1737435733632">
          <table:table-cell table:style-name="Table1.A1" office:value-type="string">
            <text:p text:style-name="P20">...</text:p>
          </table:table-cell>
          <table:table-cell table:style-name="Table1.A1" office:value-type="string">
            <text:p text:style-name="P20"/>
          </table:table-cell>
          <table:table-cell table:style-name="Table1.A1" office:value-type="string">
            <text:p text:style-name="P20"/>
          </table:table-cell>
        </table:table-row>
        <table:table-row table:style-name="TableLine1737435733632">
          <table:table-cell table:style-name="Table1.A1" office:value-type="string">
            <text:p text:style-name="P20">512</text:p>
          </table:table-cell>
          <table:table-cell table:style-name="Table1.A1" office:value-type="string">
            <text:p text:style-name="P20">111111111</text:p>
          </table:table-cell>
          <table:table-cell table:style-name="Table1.A1" office:value-type="string">
            <text:p text:style-name="P20">1111111111</text:p>
          </table:table-cell>
        </table:table-row>
      </table:table>
      <text:p text:style-name="P34"/>
      <text:p text:style-name="P34"/>
      <text:p text:style-name="P35">Section b:</text:p>
      <text:p text:style-name="P8"><text:span text:style-name="T18"><text:tab/></text:span><text:span text:style-name="T13">What is |E</text:span><text:span text:style-name="T35">10</text:span><text:span text:style-name="T13">|? </text:span></text:p>
      <text:p text:style-name="P35"/>
      <text:p text:style-name="P8"><text:span text:style-name="T18"><text:tab/>|E</text:span><text:span text:style-name="T36">10</text:span><text:span text:style-name="T18">| = 512</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4"><text:soft-page-break/><text:span text:style-name="T28">Q</text:span><text:span text:style-name="T27">uestion 5:</text:span></text:p>
      <text:p text:style-name="P37"/>
      <text:p text:style-name="P10"><text:span text:style-name="T13">a) </text:span><text:span text:style-name="T37">Exercise 5.4.2, sections a, b</text:span></text:p>
      <text:p text:style-name="P40"/>
      <text:p text:style-name="P40">Section a:</text:p>
      <text:p text:style-name="P40"><text:tab/>How many different phone numbers are possible? </text:p>
      <text:p text:style-name="P10"><text:span text:style-name="T37"><text:tab/>= 2 * (10</text:span><text:span text:style-name="T47">4</text:span><text:span text:style-name="T37">) = 20,000</text:span></text:p>
      <text:p text:style-name="P40"/>
      <text:p text:style-name="P40">Section b:</text:p>
      <text:p text:style-name="P40"><text:tab/>How many different phone numbers are there in which the last four digits are all different?</text:p>
      <text:p text:style-name="P40"><text:tab/>= 2 * 10 * 9 * 8 * 7 = 10,080</text:p>
      <text:p text:style-name="P40"/>
      <text:p text:style-name="P40"/>
      <text:p text:style-name="P40">b) Exercise 5.5.3, sections a-g</text:p>
      <text:p text:style-name="P40"/>
      <text:p text:style-name="P40">How many 10-bit strings are there subject to each of the following restrictions? </text:p>
      <text:p text:style-name="P40"/>
      <text:p text:style-name="P40">Section a:</text:p>
      <text:p text:style-name="P10"><text:span text:style-name="T37"><text:tab/>No restrictions = 2</text:span><text:span text:style-name="T47">10 </text:span><text:span text:style-name="T37">= 1024</text:span></text:p>
      <text:p text:style-name="P40"/>
      <text:p text:style-name="P40">Section b:</text:p>
      <text:p text:style-name="P9"><text:span text:style-name="T46"><text:tab/></text:span><text:span text:style-name="T37">The string starts with 001 </text:span><text:span text:style-name="T38">= 2</text:span><text:span text:style-name="T48">7</text:span><text:span text:style-name="T38"> = 128</text:span></text:p>
      <text:p text:style-name="P41"/>
      <text:p text:style-name="P41">Section c:</text:p>
      <text:p text:style-name="P9"><text:span text:style-name="T38"><text:tab/></text:span><text:span text:style-name="T37">The string starts with 001 or 10 </text:span><text:span text:style-name="T38">= <text:s/>2</text:span><text:span text:style-name="T48">7</text:span><text:span text:style-name="T38"> + <text:s/>2</text:span><text:span text:style-name="T48">8</text:span><text:span text:style-name="T38"> = 384</text:span></text:p>
      <text:p text:style-name="P41"/>
      <text:p text:style-name="P41">Section d:</text:p>
      <text:p text:style-name="P9"><text:span text:style-name="T38"><text:tab/></text:span><text:span text:style-name="T37">The first two bits are the same as the last two bits </text:span><text:span text:style-name="T38">= 2</text:span><text:span text:style-name="T48">2</text:span><text:span text:style-name="T38"> * 2</text:span><text:span text:style-name="T48">6</text:span><text:span text:style-name="T38"> = 2</text:span><text:span text:style-name="T48">8</text:span><text:span text:style-name="T38"> = 256</text:span></text:p>
      <text:p text:style-name="P41"/>
      <text:p text:style-name="P41">Section e:</text:p>
      <text:p text:style-name="P9"><text:span text:style-name="T38"><text:tab/></text:span><text:span text:style-name="T37">The string has exactly six 0's. </text:span><text:span text:style-name="T38">= </text:span><text:span text:style-name="T39">C(10, 6)</text:span><text:span text:style-name="T38"> or </text:span><text:span text:style-name="T39">C(10,4)</text:span><text:span text:style-name="T38"> = 210</text:span></text:p>
      <text:p text:style-name="P41"/>
      <text:p text:style-name="P41">Section f:</text:p>
      <text:p text:style-name="P9"><text:span text:style-name="T38"><text:tab/></text:span><text:span text:style-name="T37">The string has exactly six 0's and the first bit is 1. </text:span><text:span text:style-name="T38">= </text:span><text:span text:style-name="T39">C(9,6)</text:span><text:span text:style-name="T38">= 84</text:span></text:p>
      <text:p text:style-name="P41"/>
      <text:p text:style-name="P41">Section g:</text:p>
      <text:p text:style-name="P9"><text:span text:style-name="T38"><text:tab/></text:span><text:span text:style-name="T37">There is exactly one 1 in the first half and exactly three 1's in the second half. </text:span></text:p>
      <text:p text:style-name="P9"><text:span text:style-name="T38"><text:tab/>= </text:span><text:span text:style-name="T39">C(5,1) * C(5,3) = 50</text:span></text:p>
      <text:p text:style-name="P42"/>
      <text:p text:style-name="P42"/>
      <text:p text:style-name="P43">c) Exercise 5.5.5 section a:</text:p>
      <text:p text:style-name="P22">There are 30 boys and 35 girls that try out for a chorus. The choir director will select 10 girls and 10 boys from the children trying out. How many ways are there for the choir director to make his selection? </text:p>
      <text:p text:style-name="P43"><text:s/><text:tab/>= C(30,10) * C(35,10) </text:p>
      <text:p text:style-name="P41"/>
      <text:p text:style-name="P41"/>
      <text:p text:style-name="P41"/>
      <text:p text:style-name="P43"><text:soft-page-break/>d) Exercise 5.5.8, sections c-f</text:p>
      <text:p text:style-name="P43"/>
      <text:p text:style-name="P43">Section c:</text:p>
      <text:p text:style-name="P11"><text:span text:style-name="T39"><text:tab/></text:span><text:span text:style-name="T37">How many five-card hands are made entirely of hearts and diamonds? </text:span></text:p>
      <text:p text:style-name="P43"><text:tab/>= C(26, 5) = 65,780</text:p>
      <text:p text:style-name="P41"/>
      <text:p text:style-name="P43">Section d:</text:p>
      <text:p text:style-name="P11"><text:span text:style-name="T39"><text:tab/></text:span><text:span text:style-name="T37">How many five-card hands have four cards of the same rank? </text:span></text:p>
      <text:p text:style-name="P11"><text:span text:style-name="T39"><text:tab/>= C(</text:span><text:span text:style-name="T40">13,1) * </text:span><text:span text:style-name="T41">C(12,1) * C(4,1) = 624</text:span></text:p>
      <text:p text:style-name="P43"/>
      <text:p text:style-name="P43">Section e:</text:p>
      <text:p text:style-name="P11"><text:span text:style-name="T39"><text:tab/></text:span><text:span text:style-name="T37">How many five-card hands contain a full house? </text:span></text:p>
      <text:p text:style-name="P11"><text:span text:style-name="T39"><text:tab/>= C(</text:span><text:span text:style-name="T40">13,</text:span><text:span text:style-name="T41">1</text:span><text:span text:style-name="T40">) * C(1</text:span><text:span text:style-name="T41">2</text:span><text:span text:style-name="T40">,</text:span><text:span text:style-name="T41">1</text:span><text:span text:style-name="T40">) </text:span><text:span text:style-name="T41">* C(4,3) * C(4,2)</text:span><text:span text:style-name="T40"> = </text:span><text:span text:style-name="T41">3744</text:span></text:p>
      <text:p text:style-name="P44"/>
      <text:p text:style-name="P45">Section f:</text:p>
      <text:p text:style-name="P12"><text:span text:style-name="T41"><text:tab/></text:span><text:span text:style-name="T37">How many five-card hands do not have any two cards of the same rank? </text:span></text:p>
      <text:p text:style-name="P12"><text:span text:style-name="T41"><text:tab/>= </text:span><text:span text:style-name="T42">C(13,5) * 4</text:span><text:span text:style-name="T49">5</text:span><text:span text:style-name="T42"> = 1,317,888</text:span></text:p>
      <text:p text:style-name="P43"/>
      <text:p text:style-name="P43"/>
      <text:p text:style-name="P14"><text:span text:style-name="T39">e</text:span><text:span text:style-name="T37">) Exercise 5.6.6, sections a, b</text:span></text:p>
      <text:p text:style-name="P46"><text:tab/>|Demonstrators| = 44</text:p>
      <text:p text:style-name="P46"><text:tab/>|Repudiators| = 56</text:p>
      <text:p text:style-name="P46"/>
      <text:p text:style-name="P46">Section a:</text:p>
      <text:p text:style-name="P13"><text:span text:style-name="T42"><text:tab/></text:span><text:span text:style-name="T37">How many ways are there to select a committee of 10 senate members with the same number of Demonstrators and Repudiators? </text:span></text:p>
      <text:p text:style-name="P13"><text:span text:style-name="T42"><text:tab/>= </text:span><text:span text:style-name="T43">C(44,5) * C(56,5) = 4,148,350,734,528</text:span></text:p>
      <text:p text:style-name="P47"/>
      <text:p text:style-name="P48">Section b:</text:p>
      <text:p text:style-name="P15"><text:span text:style-name="T43"><text:tab/></text:span><text:span text:style-name="T37">Suppose that each party must select a speaker and a vice speaker. How many ways are there for the two speakers and two vice speakers to be selected? </text:span></text:p>
      <text:p text:style-name="P48"><text:tab/>= P(44,2) * P(56,2) = 5,827,360</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ext:soft-page-break/>Question 6:</text:p>
      <text:p text:style-name="P49"/>
      <text:p text:style-name="P49">a) Exercise 5.7.2, sections a, b</text:p>
      <text:p text:style-name="P49"/>
      <text:p text:style-name="P49">Section a: </text:p>
      <text:p text:style-name="P17"><text:span text:style-name="T44"><text:tab/></text:span><text:span text:style-name="T37">How many 5-card hands have at least one club?</text:span></text:p>
      <text:p text:style-name="P49"><text:tab/>= C(52, 5) – C(39, 5) = 2,023,203</text:p>
      <text:p text:style-name="P49"/>
      <text:p text:style-name="P49">Section b:</text:p>
      <text:p text:style-name="P17"><text:span text:style-name="T44"><text:tab/></text:span><text:span text:style-name="T37">How many 5-card hands have at least two cards with the same rank?</text:span></text:p>
      <text:p text:style-name="P16"><text:span text:style-name="T37"><text:tab/>= C(52, 5) - (</text:span><text:span text:style-name="T42">C(13,5) * 4</text:span><text:span text:style-name="T49">5</text:span><text:span text:style-name="T37">) = 1,281,072</text:span></text:p>
      <text:p text:style-name="P49"/>
      <text:p text:style-name="P50">b) Exercise 5.8.4, sections a, b</text:p>
      <text:p text:style-name="P50"><text:tab/>20 different comic books will be distributed to five kids. </text:p>
      <text:p text:style-name="P50"/>
      <text:p text:style-name="P50">Section a:</text:p>
      <text:p text:style-name="P50"><text:tab/>How many ways are there to distribute the comic books if there are no restrictions on how many go to each kid (other than the fact that all 20 will be given out)? </text:p>
      <text:p text:style-name="P18"><text:span text:style-name="T37"><text:tab/></text:span><text:span text:style-name="T45">= 20!</text:span></text:p>
      <text:p text:style-name="P50"/>
      <text:p text:style-name="P51">Section b:</text:p>
      <text:p text:style-name="P19"><text:span text:style-name="T45"><text:tab/></text:span><text:span text:style-name="T37">How many ways are there to distribute the comic books if they are divided evenly so that 4 go to each kid? </text:span></text:p>
      <text:p text:style-name="P51"><text:tab/>= 20!/ (4!4!4!4!4!) = 305,540,235,000</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oft-page-break/>Question 7:</text:p>
      <text:p text:style-name="P52">How many one-to-one functions are there from a set with five elements to sets with the</text:p>
      <text:p text:style-name="P52">following number of elements?</text:p>
      <text:p text:style-name="P52"/>
      <text:p text:style-name="P52">a) 4</text:p>
      <text:p text:style-name="P52"><text:tab/>= 0</text:p>
      <text:p text:style-name="P52"><text:tab/>By definition of a one-to-one function, each element in the domain maps to a different element in the range. Assuming each set in the range is mapped to a domain, that means there can be no one to one function from a domain set of 5 elements to a range set of 4 elements.</text:p>
      <text:p text:style-name="P52"/>
      <text:p text:style-name="P52">b) 5</text:p>
      <text:p text:style-name="P52"><text:tab/>= 5! = 120</text:p>
      <text:p text:style-name="P52"/>
      <text:p text:style-name="P52">c) 6</text:p>
      <text:p text:style-name="P52"><text:tab/>= 6! = 620</text:p>
      <text:p text:style-name="P52"/>
      <text:p text:style-name="P52">d) 7</text:p>
      <text:p text:style-name="P52"><text:tab/>= 7! = 50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2-24T23:48:22.293000000</dc:date>
    <meta:editing-duration>PT1H41M6S</meta:editing-duration>
    <meta:editing-cycles>17</meta:editing-cycles>
    <meta:generator>LibreOffice/7.0.4.2$Windows_X86_64 LibreOffice_project/dcf040e67528d9187c66b2379df5ea4407429775</meta:generator>
    <meta:document-statistic meta:table-count="1" meta:image-count="0" meta:object-count="0" meta:page-count="7" meta:paragraph-count="164" meta:word-count="1361" meta:character-count="6908" meta:non-whitespace-character-count="5560"/>
  </office:meta>
</office:document-meta>
</file>